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style:text-autospace="none"/>
    </style:style>
    <style:style style:name="P2" style:family="paragraph">
      <style:paragraph-properties fo:margin-left="0.953cm" fo:margin-right="0cm" fo:text-indent="-0.953cm" style:text-autospace="none"/>
    </style:style>
    <style:style style:name="T1" style:family="text">
      <style:text-properties fo:color="#000000" style:text-outline="false" style:text-line-through-style="none" fo:font-family="Arial" style:font-family-generic="swiss" fo:font-size="44pt" fo:language="en" fo:country="GB" fo:font-style="normal" fo:text-shadow="none" style:text-underline-style="none" fo:font-weight="normal" style:letter-kerning="true" style:font-family-asian="Arial" style:font-family-generic-asian="swiss" style:font-size-asian="44pt" style:language-asian="zxx" style:country-asian="none" style:font-style-asian="normal" style:font-weight-asian="normal" style:font-family-complex="Arial" style:font-family-generic-complex="swiss" style:font-size-complex="25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fo:font-family="Arial" style:font-family-generic="swiss" fo:font-size="32pt" fo:language="en" fo:country="GB" style:font-family-asian="Arial" style:font-family-generic-asian="swiss" style:font-size-asian="32pt" style:font-family-complex="Arial" style:font-family-generic-complex="swiss" style:font-size-complex="18.2000007629395pt"/>
    </style:style>
    <style:style style:name="T3" style:family="text">
      <style:text-properties fo:color="#000000" style:text-outline="false" style:text-line-through-style="none" fo:font-family="Arial" style:font-family-generic="swiss" fo:font-size="40pt" fo:language="en" fo:country="GB" fo:font-style="normal" fo:text-shadow="none" style:text-underline-style="none" fo:font-weight="normal" style:letter-kerning="true" style:font-family-asian="Arial" style:font-family-generic-asian="swiss" style:font-size-asian="40pt" style:language-asian="zxx" style:country-asian="none" style:font-style-asian="normal" style:font-weight-asian="normal" style:font-family-complex="Arial" style:font-family-generic-complex="swiss" style:font-size-complex="22.7000007629395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 text:style-name="P1"><text:span text:style-name="T1">Allmon</text:span></text:p>
            <text:p text:style-name="P1"><text:span text:style-name="T1"/></text:p>
            <text:p text:style-name="P1"><text:span text:style-name="T1">(a short introduction to Allmo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 text:style-name="P1"><text:span text:style-name="T1">List of topics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2"><text:span text:style-name="T2">Source of performance problems</text:span></text:p>
              </text:list-item>
              <text:list-item>
                <text:p text:style-name="P2"><text:span text:style-name="T2">Continuous monitoring (metrics acquisition)</text:span></text:p>
              </text:list-item>
              <text:list-item>
                <text:p text:style-name="P2"><text:span text:style-name="T2">Correlation</text:span></text:p>
              </text:list-item>
              <text:list-item>
                <text:p text:style-name="P2"><text:span text:style-name="T2">Allmon architecture</text:span></text:p>
              </text:list-item>
              <text:list-item>
                <text:p text:style-name="P2"><text:span text:style-name="T2">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 text:style-name="P1"><text:span text:style-name="T3">Source of performance problems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Lack of knowledge</text:p>
              </text:list-item>
              <text:list-item>
                <text:p>Lack of visibility</text:p>
              </text:list-item>
              <text:list-item>
                <text:p>Not enought testing</text:p>
                <text:list>
                  <text:list-item>
                    <text:p>Load tests (integration, regression)</text:p>
                  </text:list-item>
                  <text:list-item>
                    <text:p>Monitoring and "before-after" comparis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Basis for finding performance problems <text:s/></text:p>
                <text:list>
                  <text:list-item>
                    <text:p>Study case 1:</text:p>
                    <text:list>
                      <text:list-item>
                        <text:p>Growing JVM allocation in comparison between several releases and users activity</text:p>
                        <text:list>
                          <text:list-item>
                            <text:p>Input: JVM mem, GC, application actions</text:p>
                          </text:list-item>
                          <text:list-item>
                            <text:p>Output: differences in users activity, differences in application behaviour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0H14M39S</meta:editing-duration>
    <meta:editing-cycles>8</meta:editing-cycles>
    <meta:generator>OpenOffice.org/3.1$Win32 OpenOffice.org_project/310m19$Build-9420</meta:generator>
    <dc:date>2009-11-23T20:49:50.65</dc:date>
    <dc:creator>Tomasz Sikora</dc:creator>
    <meta:document-statistic meta:object-count="36"/>
  </office:meta>
</office:document-meta>
</file>